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a3ff1" officeooo:paragraph-rsid="000a3ff1" style:font-size-asian="15pt" style:font-size-complex="15pt"/>
    </style:style>
    <style:style style:name="P2" style:family="paragraph" style:parent-style-name="Standard">
      <style:text-properties fo:font-size="15pt" fo:font-weight="bold" officeooo:rsid="000af5db" officeooo:paragraph-rsid="000af5db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0af5db"/>
    </style:style>
    <style:style style:name="T1" style:family="text">
      <style:text-properties style:text-position="super 58%" officeooo:rsid="000dcaf2"/>
    </style:style>
    <style:style style:name="T2" style:family="text">
      <style:text-properties officeooo:rsid="000af5db"/>
    </style:style>
    <style:style style:name="T3" style:family="text">
      <style:text-properties officeooo:rsid="000dcaf2"/>
    </style:style>
    <style:style style:name="T4" style:family="text">
      <style:text-properties fo:font-size="15pt" fo:font-weight="bold" officeooo:rsid="000bd384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0dcaf2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0e9fc9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0af5db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0fa7ca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0fdd3c" style:font-size-asian="15pt" style:font-weight-asian="bold" style:font-size-complex="15pt" style:font-weight-complex="bold"/>
    </style:style>
    <style:style style:name="T10" style:family="text">
      <style:text-properties officeooo:rsid="000fa7ca"/>
    </style:style>
    <style:style style:name="T11" style:family="text">
      <style:text-properties officeooo:rsid="000fdd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<text:span text:style-name="T10">6</text:span><text:span text:style-name="T1">th</text:span><text:span text:style-name="T3"> </text:span><text:s/>change version of data folder</text:p>
      <text:p text:style-name="P1">from the <text:span text:style-name="T2">data-change v 1.</text:span><text:span text:style-name="T10">5</text:span> the change done is:</text:p>
      <text:p text:style-name="P2"/>
      <text:p text:style-name="P3"><text:span text:style-name="T4">Player </text:span><text:span text:style-name="T5">data </text:span><text:span text:style-name="T6">is annotated with </text:span><text:span text:style-name="T8">seasons</text:span><text:span text:style-name="T6"> for each table based on </text:span><text:span text:style-name="T8">kickoff date/times.</text:span><text:span text:style-name="T5"> <text:s/></text:span><text:span text:style-name="T9">All the treatment until now is also done for 21/22 seas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2:17:12.790795671</meta:creation-date>
    <meta:generator>LibreOffice/6.4.7.2$Linux_X86_64 LibreOffice_project/40$Build-2</meta:generator>
    <dc:date>2022-02-28T21:34:08.585865704</dc:date>
    <meta:editing-duration>PT13M9S</meta:editing-duration>
    <meta:editing-cycles>9</meta:editing-cycles>
    <meta:document-statistic meta:table-count="0" meta:image-count="0" meta:object-count="0" meta:page-count="1" meta:paragraph-count="3" meta:word-count="41" meta:character-count="229" meta:non-whitespace-character-count="189"/>
  </office:meta>
</office:document-meta>
</file>